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4b281"/>
    </style:style>
    <style:style style:name="T2" style:family="text">
      <style:text-properties officeooo:rsid="000312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ziennik praktyk zawodowych – 23.04.2026 <text:span text:style-name="T1">(czwartek)</text:span><text:line-break/>Godziny praktyk: 8:00 - 16:00<text:line-break/><text:line-break/>Temat dnia:<text:line-break/>Autoryzacja Ollama Cloud i testy modeli LLM<text:line-break/><text:line-break/>Opis wykonanych czynności:<text:line-break/> <text:s text:c="3"/>1. Wygenerowanie klucza API w panelu Ollama.<text:line-break/> <text:s text:c="3"/>2. Logowanie w kontenerze: docker exec -it bhp_ollama ollama login.<text:line-break/> <text:s text:c="3"/>3. Restart backendu i weryfikacja działania gemma4:31b-cloud po autoryzacji.<text:line-break/> <text:s text:c="3"/>4. Przygotowanie fallbacku - pobranie modelu lokalnego llama3.1:8b komendą ollama pull.<text:line-break/><text:line-break/>Napotkane problemy:<text:line-break/> <text:s text:c="3"/>1. Problem: Po ollama login backend nadal zwracał 500.<text:line-break/>Rozwiązanie: Kontener backendu trzymał stare połączenie. Wymagany docker compose restart backend.<text:line-break/> <text:s text:c="3"/>2. Problem: Model gemma4:31b-cloud działał wolno przy pierwszym zapytaniu.<text:line-break/>Rozwiązanie: To normalne - cold start modelu w chmurze. Kolejne zapytania są szybsze.<text:line-break/> <text:s text:c="3"/>3. Problem: Brak informacji o limitach darmowego planu Ollama Cloud.<text:line-break/>Rozwiązanie: Sprawdzenie dokumentacji - obowiązują limity zapytań/minutę.<text:line-break/><text:line-break/>Wnioski/Uwagi:<text:line-break/>Autoryzacja działa. Warto mieć lokalny model jako zapas.<text:line-break/><text:line-break/><text:span text:style-name="T2">To wszystk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4T09:07:32.848243100</meta:creation-date>
    <dc:date>2026-05-04T09:12:12.122276200</dc:date>
    <meta:editing-duration>PT1M36S</meta:editing-duration>
    <meta:editing-cycles>4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1" meta:word-count="131" meta:character-count="1036" meta:non-whitespace-character-count="872"/>
  </office:meta>
</office:document-meta>
</file>